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6.386cm"/>
    </style:style>
    <style:style style:name="gr3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04cm"/>
    </style:style>
    <style:style style:name="gr4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7" style:family="graphic" style:parent-style-name="standard">
      <style:graphic-properties draw:stroke="none" svg:stroke-color="#000000" draw:fill="none" draw:fill-color="#f5deb3" fo:min-height="1.111cm"/>
    </style:style>
    <style:style style:name="gr8" style:family="graphic" style:parent-style-name="standard">
      <style:graphic-properties draw:stroke="none" svg:stroke-color="#000000" draw:fill="none" draw:fill-color="#ffffff" fo:min-height="6.57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56cm"/>
    </style:style>
    <style:style style:name="gr14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10.041cm"/>
    </style:style>
    <style:style style:name="gr15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3.945cm"/>
    </style:style>
    <style:style style:name="gr16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184cm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131cm" fo:min-width="2.802cm"/>
    </style:style>
    <style:style style:name="P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5deb3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-color="#f5deb3"/>
      <style:paragraph-properties fo:text-align="center"/>
      <style:text-properties fo:font-size="14pt"/>
    </style:style>
    <style:style style:name="P12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4pt" fo:font-style="normal" style:font-size-asian="18pt" style:font-style-asian="normal" style:font-size-complex="1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fo:font-weight="bold" style:font-size-asian="18pt" style:font-weight-asian="bold" style:font-size-complex="18pt" style:font-weight-complex="bold"/>
    </style:style>
    <style:style style:name="T1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2.617cm" svg:x="3.54cm" svg:y="2.27cm">
          <draw:text-box>
            <text:p><text:span text:style-name="T1">HeyMac (Layer 2) Frame Format</text:span><text:span text:style-name="T1"><text:line-break/></text:span><text:span text:style-name="T2">draft 1.3</text:span><text:span text:style-name="T2"><text:tab/></text:span><text:span text:style-name="T2"><text:tab/></text:span><text:span text:style-name="T2">2018/10/10</text:span><text:span text:style-name="T2"><text:line-break/></text:span><text:span text:style-name="T2"/></text:p>
          </draw:text-box>
        </draw:frame>
        <draw:g>
          <draw:frame draw:style-name="gr2" draw:text-style-name="P2" draw:layer="layout" svg:width="14.224cm" svg:height="7.361cm" svg:x="4.526cm" svg:y="18.583cm">
            <draw:text-box>
              <text:p><text:span text:style-name="T3">Type:</text:span><text:span text:style-name="T3"><text:tab/></text:span><text:span text:style-name="T3">2b00: Min: A minimum sized frame. <text:s/></text:span><text:span text:style-name="T3"><text:line-break/></text:span><text:span text:style-name="T3"><text:tab/></text:span><text:span text:style-name="T3"><text:tab/></text:span><text:span text:style-name="T3">ResAddr and PVS fields are absent.</text:span></text:p>
              <text:p><text:span text:style-name="T3"><text:tab/></text:span><text:span text:style-name="T3"><text:tab/></text:span><text:span text:style-name="T3">Other Fctl options SHOULD be set so ExtTyp, NetId </text:span></text:p>
              <text:p><text:span text:style-name="T3"><text:tab/></text:span><text:span text:style-name="T3"><text:tab/></text:span><text:span text:style-name="T3">and addressing fields are absent.</text:span></text:p>
              <text:p><text:span text:style-name="T3"><text:tab/></text:span><text:span text:style-name="T3">2b01: MAC: The payload is a HeyMac Layer 2 command. </text:span></text:p>
              <text:p><text:span text:style-name="T3"><text:tab/></text:span><text:span text:style-name="T3">2b10: NET: The payload is APv6 Network Layer 3 data.</text:span></text:p>
              <text:p><text:span text:style-name="T3"><text:tab/></text:span><text:span text:style-name="T3">2b11: Ext: Extended frame type. <text:s/>The ExtTyp field is present.</text:span></text:p>
              <text:p><text:span text:style-name="T3">L: Long Addressing: </text:span></text:p>
              <text:p><text:span text:style-name="T4"><text:tab/></text:span><text:span text:style-name="T4">If 1, the resender, destination and/or </text:span><text:span text:style-name="T3">source addresses</text:span></text:p>
              <text:p><text:span text:style-name="T3"><text:tab/></text:span><text:span text:style-name="T3">are 8 octets (64 bits) in size, if present.</text:span></text:p>
              <text:p><text:span text:style-name="T3">R: Resender Addr present</text:span></text:p>
              <text:p><text:span text:style-name="T3">N: Net ID present</text:span></text:p>
              <text:p><text:span text:style-name="T3">D: Dst Addr present</text:span></text:p>
              <text:p><text:span text:style-name="T3">I: IE(s) present</text:span></text:p>
              <text:p><text:span text:style-name="T3">S: Src Addr present</text:span></text:p>
            </draw:text-box>
          </draw:frame>
          <draw:custom-shape draw:style-name="gr3" draw:text-style-name="P4" draw:layer="layout" svg:width="2.54cm" svg:height="2.413cm" svg:x="12.43cm" svg:y="15.9cm">
            <text:p text:style-name="P3"><text:span text:style-name="T5">Frame Type</text:span><text:span text:style-name="T5"><text:line-break/></text:span><text:span text:style-name="T6">b00: Min</text:span><text:span text:style-name="T6"><text:line-break/></text:span><text:span text:style-name="T6">b01: MAC</text:span><text:span text:style-name="T6"><text:line-break/></text:span><text:span text:style-name="T6">b10: NET</text:span></text:p>
            <text:p text:style-name="P3"><text:span text:style-name="T6">b11: Ext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2.667cm" svg:height="1.165cm" svg:x="2.143cm" svg:y="16.027cm">
            <draw:text-box>
              <text:p text:style-name="P5"><text:span text:style-name="T7">Fctl field:</text:span></text:p>
            </draw:text-box>
          </draw:frame>
          <draw:g>
            <draw:custom-shape draw:style-name="gr5" draw:text-style-name="P8" draw:layer="layout" svg:width="1.27cm" svg:height="1.27cm" svg:x="4.81cm" svg:y="15.9cm">
              <text:p text:style-name="P7"><text:span text:style-name="T8">Type</text:span><text:span text:style-name="T8"><text:line-break/></text:span><text:span text:style-name="T8">2 b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635cm" svg:height="1.27cm" svg:x="6.08cm" svg:y="15.9cm">
              <text:p text:style-name="P7"><text:span text:style-name="T8">L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7.35cm" svg:y="15.9cm">
              <text:p text:style-name="P7"><text:span text:style-name="T8">N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7.985cm" svg:y="15.9cm">
              <text:p text:style-name="P7"><text:span text:style-name="T8">D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8.62cm" svg:y="15.9cm">
              <text:p text:style-name="P7"><text:span text:style-name="T8">I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9.255cm" svg:y="15.9cm">
              <text:p text:style-name="P7"><text:span text:style-name="T8">S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6.715cm" svg:y="15.9cm">
              <text:p text:style-name="P7"><text:span text:style-name="T8">R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7" draw:text-style-name="P9" draw:layer="layout" svg:width="2.413cm" svg:height="1.361cm" svg:x="2.27cm" svg:y="6.129cm">
            <draw:text-box>
              <text:p><text:span text:style-name="T9">HeyMac</text:span><text:span text:style-name="T9"><text:line-break/></text:span><text:span text:style-name="T9">Frame</text:span></text:p>
            </draw:text-box>
          </draw:frame>
          <draw:frame draw:style-name="gr8" draw:text-style-name="P2" draw:layer="layout" svg:width="15.875cm" svg:height="6.82cm" svg:x="4.556cm" svg:y="8.404cm">
            <draw:text-box>
              <text:p><text:span text:style-name="T10">Fctl</text:span><text:span text:style-name="T3">: Frame Control. <text:s/>See below for details.</text:span></text:p>
              <text:p><text:span text:style-name="T3">*Addr: </text:span><text:span text:style-name="T10">Res</text:span><text:span text:style-name="T3">ender, </text:span><text:span text:style-name="T10">Des</text:span><text:span text:style-name="T3">tination or </text:span><text:span text:style-name="T10">S</text:span><text:span text:style-name="T3">ou</text:span><text:span text:style-name="T10">rc</text:span><text:span text:style-name="T3">e </text:span><text:span text:style-name="T10">Addr</text:span><text:span text:style-name="T3">ess. <text:s/>0, 16 or 64b address. </text:span><text:span text:style-name="T3"><text:line-break/></text:span><text:span text:style-name="T10">PVS</text:span><text:span text:style-name="T3">: Pending, Version and Sequence number</text:span></text:p>
              <text:p><text:span text:style-name="T4"><text:tab/></text:span><text:span text:style-name="T4">Bit 7: </text:span><text:span text:style-name="T10">Pending</text:span><text:span text:style-name="T3"> frame follows this one.</text:span></text:p>
              <text:p text:style-name="P10"><text:span text:style-name="T3"><text:tab/></text:span><text:span text:style-name="T3"><text:tab/></text:span><text:span text:style-name="T3">If 1, the TX device has back-to-back frames to send to the</text:span></text:p>
              <text:p text:style-name="P10"><text:span text:style-name="T3"><text:tab/></text:span><text:span text:style-name="T3"><text:tab/></text:span><text:span text:style-name="T3">same recipient and expects the recipient to continue receiving</text:span></text:p>
              <text:p text:style-name="P10"><text:span text:style-name="T3"><text:tab/></text:span><text:span text:style-name="T3"><text:tab/></text:span><text:span text:style-name="T3">until the frame pending bit is zero.</text:span></text:p>
              <text:p><text:span text:style-name="T3"><text:tab/></text:span><text:span text:style-name="T3">Bits 6:4: HeyMac Frame </text:span><text:span text:style-name="T10">Version</text:span><text:span text:style-name="T3"> number</text:span></text:p>
              <text:p><text:span text:style-name="T3"><text:tab/></text:span><text:span text:style-name="T3">Bits 3:0: HeyMac Frame </text:span><text:span text:style-name="T10">Sequence</text:span><text:span text:style-name="T3"> number</text:span></text:p>
              <text:p><text:span text:style-name="T10">Ext</text:span><text:span text:style-name="T3">: Extended Type field. <text:s/>Exists if Fctl’s Frame Type is 2b11.</text:span></text:p>
              <text:p><text:span text:style-name="T10">NetId</text:span><text:span text:style-name="T3">: Network identifier.</text:span></text:p>
              <text:p><text:span text:style-name="T10">IE</text:span><text:span text:style-name="T3">s: Header and Body Information Elements.</text:span></text:p>
              <text:p><text:span text:style-name="T3">Payld: Payload</text:span></text:p>
            </draw:text-box>
          </draw:frame>
          <draw:g>
            <draw:g>
              <draw:custom-shape draw:style-name="gr9" draw:text-style-name="P11" draw:layer="layout" svg:width="1.27cm" svg:height="1.27cm" svg:x="4.81cm" svg:y="6.08cm">
                <text:p text:style-name="P7"><text:span text:style-name="T11">Fctl</text:span><text:span text:style-name="T11"><text:line-break/></text:span><text:span text:style-name="T11">1 B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1" draw:layer="layout" svg:width="1.524cm" svg:height="1.27cm" svg:x="9.636cm" svg:y="6.08cm">
                <text:p text:style-name="P7"><text:span text:style-name="T11">Ext</text:span><text:span text:style-name="T11"><text:line-break/></text:span><text:span text:style-name="T11">0/1 B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1" draw:layer="layout" svg:width="1.27cm" svg:height="1.27cm" svg:x="14.716cm" svg:y="6.08cm">
                <text:p text:style-name="P7"><text:span text:style-name="T11">IEs</text:span><text:span text:style-name="T11"><text:line-break/></text:span><text:span text:style-name="T11">0+ B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1" draw:layer="layout" svg:width="1.778cm" svg:height="1.27cm" svg:x="18.018cm" svg:y="6.08cm">
                <text:p text:style-name="P7"><text:span text:style-name="T11">Payld</text:span><text:span text:style-name="T11"><text:line-break/></text:span><text:span text:style-name="T11">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2.032cm" svg:height="1.27cm" svg:x="12.684cm" svg:y="6.08cm">
                <text:p text:style-name="P7"><text:span text:style-name="T11">DstAddr</text:span><text:span text:style-name="T11"><text:line-break/></text:span><text:span text:style-name="T11">0/2/8 B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1" draw:layer="layout" svg:width="1.524cm" svg:height="1.27cm" svg:x="11.16cm" svg:y="6.08cm">
                <text:p text:style-name="P7"><text:span text:style-name="T11">NetId</text:span><text:span text:style-name="T11"><text:line-break/></text:span><text:span text:style-name="T11">0/2 B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2.032cm" svg:height="1.27cm" svg:x="15.986cm" svg:y="6.08cm">
                <text:p text:style-name="P7"><text:span text:style-name="T11">SrcAddr</text:span><text:span text:style-name="T11"><text:line-break/></text:span><text:span text:style-name="T11">0/2/8 B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1" draw:layer="layout" svg:width="1.556cm" svg:height="1.27cm" svg:x="8.08cm" svg:y="6.08cm">
                <text:p text:style-name="P7"><text:span text:style-name="T11">PVS</text:span><text:span text:style-name="T11"><text:line-break/></text:span><text:span text:style-name="T11">0/1 B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2.032cm" svg:height="1.27cm" svg:x="6.08cm" svg:y="6.08cm">
                <text:p text:style-name="P7"><text:span text:style-name="T11">ResAddr</text:span><text:span text:style-name="T11"><text:line-break/></text:span><text:span text:style-name="T11">0/2/8 B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" draw:text-style-name="P12" draw:layer="layout" svg:width="10.541cm" svg:height="0.381cm" svg:x="4.81cm" svg:y="7.35cm">
              <text:p text:style-name="P7"><text:span text:style-name="T8">Cleartext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3" draw:layer="layout" svg:width="4.445cm" svg:height="0.381cm" svg:x="15.351cm" svg:y="7.35cm">
              <text:p text:style-name="P7"><text:span text:style-name="T8">Encipherabl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11.684cm" svg:height="0.381cm" svg:x="8.112cm" svg:y="7.726cm">
              <text:p text:style-name="P7"><text:span text:style-name="T8">Authentication rang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3.302cm" svg:height="0.381cm" svg:x="4.81cm" svg:y="7.726cm">
              <text:p text:style-name="P7"><text:span text:style-name="T8">Unprotected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8-10-11T10:28:40.015000000</dc:date>
    <meta:editing-duration>P1DT3H52M36S</meta:editing-duration>
    <meta:editing-cycles>14</meta:editing-cycles>
    <meta:generator>LibreOffice/6.0.5.2$Windows_X86_64 LibreOffice_project/54c8cbb85f300ac59db32fe8a675ff7683cd5a16</meta:generator>
    <meta:print-date>2018-10-10T16:09:36.431000000</meta:print-date>
    <meta:document-statistic meta:object-count="31"/>
  </office:meta>
</office:document-meta>
</file>